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3" style:parent-style-name="Graphics">
      <style:graphic-properties draw:fill="none" draw:stroke="non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 style:parent-style-name="Graphics">
      <style:graphic-properties draw:fill="none" draw:stroke="none"/>
    </style:style>
    <style:style style:family="paragraph" style:name="a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draw:stroke="non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 style:parent-style-name="Graphics">
      <style:graphic-properties draw:fill="none" draw:stroke="none"/>
    </style:style>
    <style:style style:family="graphic" style:name="a397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 style:parent-style-name="Graphics">
      <style:graphic-properties draw:fill="none" draw:stroke="none"/>
    </style:style>
    <style:style style:family="graphic" style:name="a409" style:parent-style-name="Graphics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  <style:style style:family="graphic" style:name="a385" style:parent-style-name="Graphics">
      <style:graphic-properties draw:fill="none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 style:parent-style-name="Graphics">
      <style:graphic-properties draw:fill="none" draw:stroke="none"/>
    </style:style>
    <style:style style:family="paragraph" style:name="a462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5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3" draw:style-name="a381" draw:master-page-name="Master1-Layout1-title-Titelfolie" presentation:presentation-page-layout-name="Master1-PPL1" draw:id="Slide-258">
        <draw:frame draw:id="id63" draw:style-name="a382" draw:name="Grafik 6" svg:x="0.25in" svg:y="1.24119in" svg:width="6.72912in" svg:height="5.25098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3" draw:name="Grafik 8" svg:x="0in" svg:y="10.91475in" svg:width="7.5in" svg:height="0.72531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4" draw:name="Grafik 16" svg:x="0.63236in" svg:y="7.42086in" svg:width="6.34677in" svg:height="2.32811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5" draw:name="Grafik 2" svg:x="0.05574in" svg:y="1.24119in" svg:width="7.5in" svg:height="0.0624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86" draw:name="Grafik 3" svg:x="0in" svg:y="12.56875in" svg:width="7.5in" svg:height="0.0624in" style:rel-width="scale" style:rel-height="scale">
          <draw:image xlink:href="media/image4.png" xlink:type="simple" xlink:show="embed" xlink:actuate="onLoad"/>
          <svg:title/>
          <svg:desc/>
        </draw:frame>
        <draw:frame draw:id="id68" draw:style-name="a387" draw:name="Grafik 9" svg:x="-1.94972in" svg:y="6.94846in" svg:width="1.53727in" svg:height="0.47682in" style:rel-width="scale" style:rel-height="scale">
          <draw:image xlink:href="media/image5.png" xlink:type="simple" xlink:show="embed" xlink:actuate="onLoad"/>
          <svg:title/>
          <svg:desc/>
        </draw:frame>
        <draw:frame draw:id="id69" draw:style-name="a391" draw:name="Textfeld 7" svg:x="1.08582in" svg:y="0.52706in" svg:width="5.43984in" svg:height="0.40391in">
          <draw:text-box>
            <text:p text:style-name="a390" text:class-names="" text:cond-style-name=""><text:span text:style-name="a388" text:class-names="">Startseite</text:span><text:span text:style-name="a389" text:class-names=""/></text:p>
          </draw:text-box>
          <svg:title/>
          <svg:desc/>
        </draw:frame>
      </draw:page>
      <draw:page draw:name="Slide2" draw:style-name="a392" draw:master-page-name="Master1-Layout1-title-Titelfolie" presentation:presentation-page-layout-name="Master1-PPL1" draw:id="Slide-257">
        <draw:frame draw:id="id70" draw:style-name="a393" draw:name="Grafik 6" svg:x="0.41986in" svg:y="5.12362in" svg:width="6.66027in" svg:height="5.693in" style:rel-width="scale" style:rel-height="scale">
          <draw:image xlink:href="media/image6.png" xlink:type="simple" xlink:show="embed" xlink:actuate="onLoad"/>
          <svg:title/>
          <svg:desc/>
        </draw:frame>
        <draw:frame draw:id="id71" draw:style-name="a394" draw:name="Grafik 7" svg:x="0in" svg:y="0.63578in" svg:width="7.5in" svg:height="0.0624in" style:rel-width="scale" style:rel-height="scale">
          <draw:image xlink:href="media/image4.png" xlink:type="simple" xlink:show="embed" xlink:actuate="onLoad"/>
          <svg:title/>
          <svg:desc/>
        </draw:frame>
        <draw:frame draw:id="id72" draw:style-name="a395" draw:name="Grafik 8" svg:x="0in" svg:y="12.7753in" svg:width="7.5in" svg:height="0.0624in" style:rel-width="scale" style:rel-height="scale">
          <draw:image xlink:href="media/image4.png" xlink:type="simple" xlink:show="embed" xlink:actuate="onLoad"/>
          <svg:title/>
          <svg:desc/>
        </draw:frame>
        <draw:frame draw:id="id73" draw:style-name="a396" draw:name="Grafik 11" svg:x="0.95935in" svg:y="0.76834in" svg:width="5.5813in" svg:height="4.35529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397" draw:name="Grafik 13" svg:x="0.11621in" svg:y="11.28201in" svg:width="7.26758in" svg:height="0.70283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401" draw:name="Textfeld 7" svg:x="0.95935in" svg:y="0.09173in" svg:width="5.43984in" svg:height="0.40391in">
          <draw:text-box>
            <text:p text:style-name="a400" text:class-names="" text:cond-style-name=""><text:span text:style-name="a398" text:class-names="">Inserate</text:span><text:span text:style-name="a399" text:class-names=""/></text:p>
          </draw:text-box>
          <svg:title/>
          <svg:desc/>
        </draw:frame>
        <draw:custom-shape svg:x="6.72727in" svg:y="8.70683in" svg:width="0.77273in" svg:height="3.67324in" draw:id="id76" draw:style-name="a404" draw:name="Pfeil: nach unten 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932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4" draw:style-name="a405" draw:master-page-name="Master1-Layout7-blank-Leer" presentation:presentation-page-layout-name="Master1-PPL7" draw:id="Slide-259">
        <draw:frame draw:id="id77" draw:style-name="a406" draw:name="Grafik 1" svg:x="0in" svg:y="0.99333in" svg:width="7.5in" svg:height="0.0624in" style:rel-width="scale" style:rel-height="scale">
          <draw:image xlink:href="media/image4.png" xlink:type="simple" xlink:show="embed" xlink:actuate="onLoad"/>
          <svg:title/>
          <svg:desc/>
        </draw:frame>
        <draw:frame draw:id="id78" draw:style-name="a407" draw:name="Grafik 2" svg:x="0in" svg:y="12.2776in" svg:width="7.5in" svg:height="0.0624in" style:rel-width="scale" style:rel-height="scale">
          <draw:image xlink:href="media/image4.png" xlink:type="simple" xlink:show="embed" xlink:actuate="onLoad"/>
          <svg:title/>
          <svg:desc/>
        </draw:frame>
        <draw:frame draw:id="id79" draw:style-name="a408" draw:name="Grafik 3" svg:x="0in" svg:y="10.98006in" svg:width="7.51774in" svg:height="0.72703in" style:rel-width="scale" style:rel-height="scale">
          <draw:image xlink:href="media/image2.png" xlink:type="simple" xlink:show="embed" xlink:actuate="onLoad"/>
          <svg:title/>
          <svg:desc/>
        </draw:frame>
        <draw:frame draw:id="id80" draw:style-name="a409" draw:name="Grafik 6" svg:x="1.19652in" svg:y="1.49833in" svg:width="5.10695in" svg:height="3.98514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10" draw:name="Grafik 8" svg:x="2.36594in" svg:y="5.03761in" svg:width="3.04607in" svg:height="2.03274in" style:rel-width="scale" style:rel-height="scale">
          <draw:image xlink:href="media/image7.jpg" xlink:type="simple" xlink:show="embed" xlink:actuate="onLoad"/>
          <svg:title/>
          <svg:desc>Ein Bild, das Person, Mann, Hemd, dunkel enthält.

Automatisch generierte Beschreibung</svg:desc>
        </draw:frame>
        <draw:frame draw:id="id82" draw:style-name="a495" draw:name="Textfeld 9" svg:x="2.84627in" svg:y="7.61837in" svg:width="2.56575in" svg:height="3.12523in">
          <draw:text-box>
            <text:p text:style-name="a417" text:class-names="" text:cond-style-name=""><text:span text:style-name="a411" text:class-names="">Juten</text:span><text:span text:style-name="a412" text:class-names=""><text:s text:c="1"/></text:span><text:span text:style-name="a413" text:class-names="">tjksefbkjchshhdjhhjhjhachJuten</text:span><text:span text:style-name="a414" text:class-names=""><text:s text:c="1"/></text:span><text:span text:style-name="a415" text:class-names="">tjksefbkjchshhdjhhjhjhach</text:span><text:span text:style-name="a416" text:class-names=""/></text:p>
            <text:p text:style-name="a422" text:class-names="" text:cond-style-name=""><text:span text:style-name="a418" text:class-names="">Juten</text:span><text:span text:style-name="a419" text:class-names=""><text:s text:c="1"/></text:span><text:span text:style-name="a420" text:class-names="">tjksefbkjchshhdjhhjhjhach</text:span><text:span text:style-name="a421" text:class-names=""/></text:p>
            <text:p text:style-name="a427" text:class-names="" text:cond-style-name=""><text:span text:style-name="a423" text:class-names="">Juten</text:span><text:span text:style-name="a424" text:class-names=""><text:s text:c="1"/></text:span><text:span text:style-name="a425" text:class-names="">tjksefbkjchshhdjhhjhjhach</text:span><text:span text:style-name="a426" text:class-names=""/></text:p>
            <text:p text:style-name="a432" text:class-names="" text:cond-style-name=""><text:span text:style-name="a428" text:class-names="">Juten</text:span><text:span text:style-name="a429" text:class-names=""><text:s text:c="1"/></text:span><text:span text:style-name="a430" text:class-names="">tjksefbkjchshhdjhhjhjhach</text:span><text:span text:style-name="a431" text:class-names=""/></text:p>
            <text:p text:style-name="a437" text:class-names="" text:cond-style-name=""><text:span text:style-name="a433" text:class-names="">Juten</text:span><text:span text:style-name="a434" text:class-names=""><text:s text:c="1"/></text:span><text:span text:style-name="a435" text:class-names="">tjksefbkjchshhdjhhjhjhach</text:span><text:span text:style-name="a436" text:class-names=""/></text:p>
            <text:p text:style-name="a442" text:class-names="" text:cond-style-name=""><text:span text:style-name="a438" text:class-names="">Juten</text:span><text:span text:style-name="a439" text:class-names=""><text:s text:c="1"/></text:span><text:span text:style-name="a440" text:class-names="">tjksefbkjchshhdjhhjhjhach</text:span><text:span text:style-name="a441" text:class-names=""/></text:p>
            <text:p text:style-name="a447" text:class-names="" text:cond-style-name=""><text:span text:style-name="a443" text:class-names="">Juten</text:span><text:span text:style-name="a444" text:class-names=""><text:s text:c="1"/></text:span><text:span text:style-name="a445" text:class-names="">tjksefbkjchshhdjhhjhjhach</text:span><text:span text:style-name="a446" text:class-names=""/></text:p>
            <text:p text:style-name="a452" text:class-names="" text:cond-style-name=""><text:span text:style-name="a448" text:class-names="">Juten</text:span><text:span text:style-name="a449" text:class-names=""><text:s text:c="1"/></text:span><text:span text:style-name="a450" text:class-names="">tjksefbkjchshhdjhhjhjhach</text:span><text:span text:style-name="a451" text:class-names=""/></text:p>
            <text:p text:style-name="a457" text:class-names="" text:cond-style-name=""><text:span text:style-name="a453" text:class-names="">Juten</text:span><text:span text:style-name="a454" text:class-names=""><text:s text:c="1"/></text:span><text:span text:style-name="a455" text:class-names="">tjksefbkjchshhdjhhjhjhach</text:span><text:span text:style-name="a456" text:class-names=""/></text:p>
            <text:p text:style-name="a462" text:class-names="" text:cond-style-name=""><text:span text:style-name="a458" text:class-names="">Juten</text:span><text:span text:style-name="a459" text:class-names=""><text:s text:c="1"/></text:span><text:span text:style-name="a460" text:class-names="">tjksefbkjchshhdjhhjhjhach</text:span><text:span text:style-name="a461" text:class-names=""/></text:p>
            <text:p text:style-name="a467" text:class-names="" text:cond-style-name=""><text:span text:style-name="a463" text:class-names="">Juten</text:span><text:span text:style-name="a464" text:class-names=""><text:s text:c="1"/></text:span><text:span text:style-name="a465" text:class-names="">tjksefbkjchshhdjhhjhjhach</text:span><text:span text:style-name="a466" text:class-names=""/></text:p>
            <text:p text:style-name="a472" text:class-names="" text:cond-style-name=""><text:span text:style-name="a468" text:class-names="">Juten</text:span><text:span text:style-name="a469" text:class-names=""><text:s text:c="1"/></text:span><text:span text:style-name="a470" text:class-names="">tjksefbkjchshhdjhhjhjhach</text:span><text:span text:style-name="a471" text:class-names=""/></text:p>
            <text:p text:style-name="a477" text:class-names="" text:cond-style-name=""><text:span text:style-name="a473" text:class-names="">Juten</text:span><text:span text:style-name="a474" text:class-names=""><text:s text:c="1"/></text:span><text:span text:style-name="a475" text:class-names="">tjksefbkjchshhdjhhjhjhach</text:span><text:span text:style-name="a476" text:class-names=""/></text:p>
            <text:p text:style-name="a482" text:class-names="" text:cond-style-name=""><text:span text:style-name="a478" text:class-names="">Juten</text:span><text:span text:style-name="a479" text:class-names=""><text:s text:c="1"/></text:span><text:span text:style-name="a480" text:class-names="">tjksefbkjchshhdjhhjhjhach</text:span><text:span text:style-name="a481" text:class-names=""/></text:p>
            <text:p text:style-name="a487" text:class-names="" text:cond-style-name=""><text:span text:style-name="a483" text:class-names="">Juten</text:span><text:span text:style-name="a484" text:class-names=""><text:s text:c="1"/></text:span><text:span text:style-name="a485" text:class-names="">tjksefbkjchshhdjhhjhjhach</text:span><text:span text:style-name="a486" text:class-names=""/></text:p>
            <text:p text:style-name="a492" text:class-names="" text:cond-style-name=""><text:span text:style-name="a488" text:class-names="">Juten</text:span><text:span text:style-name="a489" text:class-names=""><text:s text:c="1"/></text:span><text:span text:style-name="a490" text:class-names="">tjksefbkjchshhdjhhjhjhach</text:span><text:span text:style-name="a491" text:class-names=""/></text:p>
            <text:p text:style-name="a494" text:class-names="" text:cond-style-name=""><text:span text:style-name="a493" text:class-names=""/></text:p>
          </draw:text-box>
          <svg:title/>
          <svg:desc/>
        </draw:frame>
        <draw:frame draw:id="id83" draw:style-name="a499" draw:name="Textfeld 9" svg:x="0.86364in" svg:y="0.29545in" svg:width="5.43984in" svg:height="0.40391in">
          <draw:text-box>
            <text:p text:style-name="a498" text:class-names="" text:cond-style-name=""><text:span text:style-name="a496" text:class-names="">Über uns</text:span><text:span text:style-name="a497" text:class-names=""/></text:p>
          </draw:text-box>
          <svg:title/>
          <svg:desc/>
        </draw:frame>
        <draw:custom-shape svg:x="6.72727in" svg:y="8.90697in" svg:width="0.77273in" svg:height="3.67324in" draw:id="id84" draw:style-name="a502" draw:name="Pfeil: nach unten 12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932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0.5625in" svg:y="2.1821in" svg:width="6.375in" svg:height="4.64198in"/>
      <presentation:placeholder presentation:object="subtitle" svg:x="0.9375in" svg:y="7.00309in" svg:width="5.625in" svg:height="3.21913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2" style:display-name="Titel und Inhalt">
      <presentation:placeholder presentation:object="title" svg:x="0.51563in" svg:y="0.70988in" svg:width="6.46875in" svg:height="2.57716in"/>
      <presentation:placeholder presentation:object="object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3" style:display-name="Abschnitts-&#10;überschrift">
      <presentation:placeholder presentation:object="title" svg:x="0.51172in" svg:y="3.32408in" svg:width="6.46875in" svg:height="5.54629in"/>
      <presentation:placeholder presentation:object="outline" svg:x="0.51172in" svg:y="8.92284in" svg:width="6.46875in" svg:height="2.91667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4" style:display-name="Zwei Inhalte">
      <presentation:placeholder presentation:object="title" svg:x="0.51563in" svg:y="0.70988in" svg:width="6.46875in" svg:height="2.57716in"/>
      <presentation:placeholder presentation:object="object" svg:x="0.51563in" svg:y="3.54938in" svg:width="3.1875in" svg:height="8.45988in"/>
      <presentation:placeholder presentation:object="object" svg:x="3.79688in" svg:y="3.54938in" svg:width="3.1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5" style:display-name="Vergleich">
      <presentation:placeholder presentation:object="title" svg:x="0.5166in" svg:y="0.70988in" svg:width="6.46875in" svg:height="2.57716in"/>
      <presentation:placeholder presentation:object="outline" svg:x="0.5166in" svg:y="3.26852in" svg:width="3.17285in" svg:height="1.60185in"/>
      <presentation:placeholder presentation:object="object" svg:x="0.5166in" svg:y="4.87037in" svg:width="3.17285in" svg:height="7.16358in"/>
      <presentation:placeholder presentation:object="outline" svg:x="3.79688in" svg:y="3.26852in" svg:width="3.18848in" svg:height="1.60185in"/>
      <presentation:placeholder presentation:object="object" svg:x="3.79688in" svg:y="4.87037in" svg:width="3.18848in" svg:height="7.1635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6" style:display-name="Nur Titel">
      <presentation:placeholder presentation:object="title" svg:x="0.51563in" svg:y="0.70988in" svg:width="6.46875in" svg:height="2.57716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7" style:display-name="Leer"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8" style:display-name="Inhalt mit Überschrift">
      <presentation:placeholder presentation:object="title" svg:x="0.5166in" svg:y="0.88889in" svg:width="2.41895in" svg:height="3.11111in"/>
      <presentation:placeholder presentation:object="object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9" style:display-name="Bild mit Überschrift">
      <presentation:placeholder presentation:object="title" svg:x="0.5166in" svg:y="0.88889in" svg:width="2.41895in" svg:height="3.11111in"/>
      <presentation:placeholder presentation:object="graphic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0" style:display-name="Titel und vertikaler Text">
      <presentation:placeholder presentation:object="title" svg:x="0.51563in" svg:y="0.70988in" svg:width="6.46875in" svg:height="2.57716in"/>
      <presentation:placeholder presentation:object="outline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1" style:display-name="Vertikaler Titel und Text">
      <presentation:placeholder presentation:object="title" svg:x="5.36719in" svg:y="0.70988in" svg:width="1.61719in" svg:height="11.29938in"/>
      <presentation:placeholder presentation:object="outline" svg:x="0.51563in" svg:y="0.70988in" svg:width="4.75781in" svg:height="11.2993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3.3333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le Placeholder 1" svg:x="0.51563in" svg:y="0.70988in" svg:width="6.46875in" svg:height="2.57716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0.51563in" svg:y="3.54938in" svg:width="6.46875in" svg:height="8.459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1563in" svg:y="12.35803in" svg:width="1.6875in" svg:height="0.70988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.10.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2.48438in" svg:y="12.35803in" svg:width="2.53125in" svg:height="0.70988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29688in" svg:y="12.35803in" svg:width="1.6875in" svg:height="0.70988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le 1" svg:x="0.5625in" svg:y="2.1821in" svg:width="6.375in" svg:height="4.64198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Subtitle 2" svg:x="0.9375in" svg:y="7.00309in" svg:width="5.625in" svg:height="3.21913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e Placeholder 3" svg:x="0.51563in" svg:y="12.35803in" svg:width="1.6875in" svg:height="0.70988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.10.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2.48438in" svg:y="12.35803in" svg:width="2.53125in" svg:height="0.70988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5.29688in" svg:y="12.35803in" svg:width="1.6875in" svg:height="0.70988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le 1" svg:x="0.51563in" svg:y="0.70988in" svg:width="6.46875in" svg:height="2.57716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Content Placeholder 2" svg:x="0.51563in" svg:y="3.54938in" svg:width="6.46875in" svg:height="8.4598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1563in" svg:y="12.35803in" svg:width="1.6875in" svg:height="0.70988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.10.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2.48438in" svg:y="12.35803in" svg:width="2.53125in" svg:height="0.70988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5.29688in" svg:y="12.35803in" svg:width="1.6875in" svg:height="0.70988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le 1" svg:x="0.51172in" svg:y="3.32408in" svg:width="6.46875in" svg:height="5.5462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 Placeholder 2" svg:x="0.51172in" svg:y="8.92284in" svg:width="6.46875in" svg:height="2.91667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e Placeholder 3" svg:x="0.51563in" svg:y="12.35803in" svg:width="1.6875in" svg:height="0.70988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.10.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2.48438in" svg:y="12.35803in" svg:width="2.53125in" svg:height="0.70988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5.29688in" svg:y="12.35803in" svg:width="1.6875in" svg:height="0.70988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le 1" svg:x="0.51563in" svg:y="0.70988in" svg:width="6.46875in" svg:height="2.57716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Content Placeholder 2" svg:x="0.51563in" svg:y="3.54938in" svg:width="3.1875in" svg:height="8.4598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3.79688in" svg:y="3.54938in" svg:width="3.1875in" svg:height="8.4598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1563in" svg:y="12.35803in" svg:width="1.6875in" svg:height="0.70988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.10.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2.48438in" svg:y="12.35803in" svg:width="2.53125in" svg:height="0.70988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5.29688in" svg:y="12.35803in" svg:width="1.6875in" svg:height="0.70988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le 1" svg:x="0.5166in" svg:y="0.70988in" svg:width="6.46875in" svg:height="2.57716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 Placeholder 2" svg:x="0.5166in" svg:y="3.26852in" svg:width="3.17285in" svg:height="1.6018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Content Placeholder 3" svg:x="0.5166in" svg:y="4.87037in" svg:width="3.17285in" svg:height="7.1635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3.79688in" svg:y="3.26852in" svg:width="3.18848in" svg:height="1.6018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Content Placeholder 5" svg:x="3.79688in" svg:y="4.87037in" svg:width="3.18848in" svg:height="7.1635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1563in" svg:y="12.35803in" svg:width="1.6875in" svg:height="0.70988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.10.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2.48438in" svg:y="12.35803in" svg:width="2.53125in" svg:height="0.70988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5.29688in" svg:y="12.35803in" svg:width="1.6875in" svg:height="0.70988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le 1" svg:x="0.51563in" svg:y="0.70988in" svg:width="6.46875in" svg:height="2.57716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e Placeholder 2" svg:x="0.51563in" svg:y="12.35803in" svg:width="1.6875in" svg:height="0.70988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.10.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2.48438in" svg:y="12.35803in" svg:width="2.53125in" svg:height="0.70988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5.29688in" svg:y="12.35803in" svg:width="1.6875in" svg:height="0.70988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e Placeholder 1" svg:x="0.51563in" svg:y="12.35803in" svg:width="1.6875in" svg:height="0.70988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.10.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2.48438in" svg:y="12.35803in" svg:width="2.53125in" svg:height="0.70988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5.29688in" svg:y="12.35803in" svg:width="1.6875in" svg:height="0.70988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le 1" svg:x="0.5166in" svg:y="0.88889in" svg:width="2.41895in" svg:height="3.11111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Content Placeholder 2" svg:x="3.18848in" svg:y="1.91976in" svg:width="3.79688in" svg:height="9.47531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166in" svg:y="4in" svg:width="2.41895in" svg:height="7.41049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e Placeholder 4" svg:x="0.51563in" svg:y="12.35803in" svg:width="1.6875in" svg:height="0.70988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.10.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2.48438in" svg:y="12.35803in" svg:width="2.53125in" svg:height="0.70988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5.29688in" svg:y="12.35803in" svg:width="1.6875in" svg:height="0.70988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le 1" svg:x="0.5166in" svg:y="0.88889in" svg:width="2.41895in" svg:height="3.11111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6" draw:name="Picture Placeholder 2" svg:x="3.18848in" svg:y="1.91976in" svg:width="3.79688in" svg:height="9.47531in" presentation:class="graphic" presentation:placeholder="false">
        <draw:text-box>
          <text:p text:style-name="a295" text:class-names="" text:cond-style-name=""><text:span text:style-name="a293" text:class-names="">Bild durch Klicken auf Symbol hinzufügen</text:span><text:span text:style-name="a294" text:class-names=""/></text:p>
        </draw:text-box>
        <svg:title/>
        <svg:desc/>
      </draw:frame>
      <draw:frame draw:id="id49" presentation:style-name="a300" draw:name="Text Placeholder 3" svg:x="0.5166in" svg:y="4in" svg:width="2.41895in" svg:height="7.41049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</draw:text-box>
        <svg:title/>
        <svg:desc/>
      </draw:frame>
      <draw:frame draw:id="id50" presentation:style-name="a305" draw:name="Date Placeholder 4" svg:x="0.51563in" svg:y="12.35803in" svg:width="1.6875in" svg:height="0.70988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11.10.2022</text:date></text:span><text:span text:style-name="a303" text:class-names=""/></text:p>
        </draw:text-box>
        <svg:title/>
        <svg:desc/>
      </draw:frame>
      <draw:frame draw:id="id51" presentation:style-name="a308" draw:name="Footer Placeholder 5" svg:x="2.48438in" svg:y="12.35803in" svg:width="2.53125in" svg:height="0.7098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5.29688in" svg:y="12.35803in" svg:width="1.6875in" svg:height="0.70988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3">
      <draw:frame draw:id="id53" presentation:style-name="a317" draw:name="Title 1" svg:x="0.51563in" svg:y="0.70988in" svg:width="6.46875in" svg:height="2.57716in" presentation:class="title" presentation:placeholder="false">
        <draw:text-box>
          <text:p text:style-name="a316" text:class-names="" text:cond-style-name=""><text:span text:style-name="a314" text:class-names="">Mastertitelformat bearbeiten</text:span><text:span text:style-name="a315" text:class-names=""/></text:p>
        </draw:text-box>
        <svg:title/>
        <svg:desc/>
      </draw:frame>
      <draw:frame draw:id="id54" presentation:style-name="a334" draw:name="Vertical Text Placeholder 2" svg:x="0.51563in" svg:y="3.54938in" svg:width="6.46875in" svg:height="8.4598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astertextformat bearbeiten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Zweite Ebene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ünfte Ebene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1563in" svg:y="12.35803in" svg:width="1.6875in" svg:height="0.70988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11.10.2022</text:date></text:span><text:span text:style-name="a337" text:class-names=""/></text:p>
        </draw:text-box>
        <svg:title/>
        <svg:desc/>
      </draw:frame>
      <draw:frame draw:id="id56" presentation:style-name="a342" draw:name="Footer Placeholder 4" svg:x="2.48438in" svg:y="12.35803in" svg:width="2.53125in" svg:height="0.70988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5.29688in" svg:y="12.35803in" svg:width="1.6875in" svg:height="0.70988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7">
      <draw:frame draw:id="id58" presentation:style-name="a351" draw:name="Vertical Title 1" svg:x="5.36719in" svg:y="0.70988in" svg:width="1.61719in" svg:height="11.29938in" presentation:class="title" presentation:placeholder="false">
        <draw:text-box>
          <text:p text:style-name="a350" text:class-names="" text:cond-style-name=""><text:span text:style-name="a348" text:class-names="">Mastertitelformat bearbeiten</text:span><text:span text:style-name="a349" text:class-names=""/></text:p>
        </draw:text-box>
        <svg:title/>
        <svg:desc/>
      </draw:frame>
      <draw:frame draw:id="id59" presentation:style-name="a368" draw:name="Vertical Text Placeholder 2" svg:x="0.51563in" svg:y="0.70988in" svg:width="4.75781in" svg:height="11.29938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Zweite Ebene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ünfte Ebene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1563in" svg:y="12.35803in" svg:width="1.6875in" svg:height="0.70988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1.10.2022</text:date></text:span><text:span text:style-name="a371" text:class-names=""/></text:p>
        </draw:text-box>
        <svg:title/>
        <svg:desc/>
      </draw:frame>
      <draw:frame draw:id="id61" presentation:style-name="a376" draw:name="Footer Placeholder 4" svg:x="2.48438in" svg:y="12.35803in" svg:width="2.53125in" svg:height="0.70988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5.29688in" svg:y="12.35803in" svg:width="1.6875in" svg:height="0.70988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Rüegg, Luan</meta:initial-creator>
    <dc:creator>Murati Edlir</dc:creator>
    <meta:creation-date>2022-10-11T08:54:27Z</meta:creation-date>
    <dc:date>2022-10-11T10:45:10Z</dc:date>
    <meta:template xlink:href="Office%20Theme" xlink:type="simple"/>
    <meta:editing-cycles>1</meta:editing-cycles>
    <meta:editing-duration>PT0S</meta:editing-duration>
    <meta:document-statistic meta:paragraph-count="19" meta:word-count="37"/>
  </office:meta>
</office:document-meta>
</file>